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119cm" svg:height="0.962cm" svg:x="3.286cm" svg:y="2.651cm">
          <draw:text-box>
            <text:p>Client</text:p>
          </draw:text-box>
        </draw:frame>
        <draw:frame draw:style-name="gr2" draw:layer="layout" svg:width="2.111cm" svg:height="0.962cm" svg:x="8.747cm" svg:y="2.705cm">
          <draw:text-box>
            <text:p>Proxy</text:p>
          </draw:text-box>
        </draw:frame>
        <draw:frame draw:style-name="gr2" draw:layer="layout" svg:width="2.369cm" svg:height="0.962cm" svg:x="13.875cm" svg:y="2.705cm">
          <draw:text-box>
            <text:p>Server</text:p>
          </draw:text-box>
        </draw:frame>
        <draw:line draw:style-name="gr3" draw:text-style-name="P1" draw:layer="layout" svg:x1="4.429cm" svg:y1="4.683cm" svg:x2="9.636cm" svg:y2="4.683cm">
          <text:p text:style-name="P1">connect</text:p>
        </draw:line>
        <draw:line draw:style-name="gr3" draw:text-style-name="P1" draw:layer="layout" svg:x1="5.42cm" svg:y1="6.178cm" svg:x2="8.214cm" svg:y2="6.178cm">
          <text:p text:style-name="P1">req</text:p>
        </draw:line>
        <draw:line draw:style-name="gr3" draw:text-style-name="P1" draw:layer="layout" svg:x1="5.572cm" svg:y1="8.62cm" svg:x2="8.366cm" svg:y2="8.62cm">
          <text:p text:style-name="P1">body?</text:p>
        </draw:line>
        <draw:frame draw:style-name="gr2" draw:layer="layout" svg:width="3.846cm" svg:height="0.962cm" svg:x="8.076cm" svg:y="5.953cm">
          <draw:text-box>
            <text:p>inspect(req)</text:p>
          </draw:text-box>
        </draw:frame>
        <draw:frame draw:style-name="gr2" draw:layer="layout" svg:width="4.646cm" svg:height="0.962cm" svg:x="7.477cm" svg:y="8.62cm">
          <draw:text-box>
            <text:p>inspect?(body)</text:p>
          </draw:text-box>
        </draw:frame>
        <draw:line draw:style-name="gr3" draw:text-style-name="P1" draw:layer="layout" svg:x1="9.89cm" svg:y1="7.096cm" svg:x2="14.843cm" svg:y2="7.096cm">
          <text:p text:style-name="P1">connect</text:p>
        </draw:line>
        <draw:line draw:style-name="gr3" draw:text-style-name="P1" draw:layer="layout" svg:x1="10.779cm" svg:y1="7.858cm" svg:x2="13.827cm" svg:y2="7.858cm">
          <text:p text:style-name="P1">req'</text:p>
        </draw:line>
        <draw:line draw:style-name="gr3" draw:text-style-name="P1" draw:layer="layout" svg:x1="10.779cm" svg:y1="9.763cm" svg:x2="13.827cm" svg:y2="9.763cm">
          <text:p text:style-name="P1">body'?</text:p>
        </draw:line>
        <draw:line draw:style-name="gr4" draw:text-style-name="P1" draw:layer="layout" svg:x1="10.779cm" svg:y1="10.906cm" svg:x2="13.573cm" svg:y2="10.906cm">
          <text:p text:style-name="P1">res</text:p>
        </draw:line>
        <draw:line draw:style-name="gr4" draw:text-style-name="P1" draw:layer="layout" svg:x1="10.779cm" svg:y1="12.811cm" svg:x2="13.573cm" svg:y2="12.811cm">
          <text:p text:style-name="P1">body?</text:p>
        </draw:line>
        <draw:frame draw:style-name="gr2" draw:layer="layout" svg:width="3.812cm" svg:height="0.962cm" svg:x="8.112cm" svg:y="10.96cm">
          <draw:text-box>
            <text:p>inspect(res)</text:p>
          </draw:text-box>
        </draw:frame>
        <draw:frame draw:style-name="gr2" draw:layer="layout" svg:width="4.646cm" svg:height="0.962cm" svg:x="7.403cm" svg:y="13.119cm">
          <draw:text-box>
            <text:p>inspect?(body)</text:p>
          </draw:text-box>
        </draw:frame>
        <draw:line draw:style-name="gr4" draw:text-style-name="P1" draw:layer="layout" svg:x1="5.572cm" svg:y1="11.922cm" svg:x2="8.366cm" svg:y2="11.922cm">
          <text:p text:style-name="P1">res'</text:p>
        </draw:line>
        <draw:line draw:style-name="gr4" draw:text-style-name="P1" draw:layer="layout" svg:x1="5.572cm" svg:y1="14.208cm" svg:x2="8.366cm" svg:y2="14.208cm">
          <text:p text:style-name="P1">body?'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1T16:42:22.166782396</meta:creation-date>
    <meta:editing-duration>P0D</meta:editing-duration>
    <meta:editing-cycles>2</meta:editing-cycles>
    <meta:generator>LibreOffice/4.1.3.2$Linux_X86_64 LibreOffice_project/410m0$Build-2</meta:generator>
    <dc:date>2014-02-11T16:42:41.547268434</dc:date>
    <meta:document-statistic meta:object-count="17"/>
  </office:meta>
</office:document-meta>
</file>